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justify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list-style-name="L1"/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Продажи в Супермаркете (описание данных).</text:p>
      <text:p text:style-name="P2"/>
      <text:p text:style-name="P4"><text:span text:style-name="T1"><text:tab/></text:span><text:span text:style-name="T2">Контекст:</text:span></text:p>
      <text:p text:style-name="P4"><text:tab/>Число супермаркетов в большинстве густонаселенных городов растет, а конкуренция на рынке также высока. Набор данных представляет собой данные об исторических продажах компании-супермаркета, которые были зарегистрированы в 3 разных филиалах за 3 месяца. С этим набором данных легко применять методы прогнозного анализа данных. </text:p>
      <text:p text:style-name="P1"/>
      <text:p text:style-name="Standard"><text:span text:style-name="T1"><text:tab/></text:span><text:span text:style-name="T2">Информация об атрибутах:</text:span></text:p>
      <text:p text:style-name="P5"/>
      <text:p text:style-name="Standard"><text:span text:style-name="T4"><text:tab/>Идентификатор счета-фактуры:</text:span> сгенерированный компьютером идентификационный номер счета-фактуры на товарном чеке.</text:p>
      <text:p text:style-name="Standard"/>
      <text:p text:style-name="Standard"><text:span text:style-name="T4"><text:tab/>Филиал: </text:span>Филиал суперцентра (доступны 3 филиала, обозначенные как A, B и C)</text:p>
      <text:p text:style-name="Standard"/>
      <text:p text:style-name="Standard"><text:tab/><text:span text:style-name="T4">Город:</text:span> Местоположение суперцентров.</text:p>
      <text:p text:style-name="Standard"/>
      <text:p text:style-name="Standard"><text:span text:style-name="T4"><text:tab/>Тип клиента:</text:span> Тип клиентов, зарегистрированный участниками для клиентов, использующих карту участника, и обычный для клиентов, не имеющих карты участника.</text:p>
      <text:p text:style-name="Standard"/>
      <text:p text:style-name="Standard"><text:span text:style-name="T4"><text:tab/>Пол:</text:span> Гендерный тип клиента.</text:p>
      <text:p text:style-name="Standard"><text:span text:style-name="T4"/></text:p>
      <text:p text:style-name="Standard"><text:span text:style-name="T4"><text:tab/>Продуктовая линейка:</text:span> </text:p>
      <text:p text:style-name="Standard"><text:tab/><text:tab/>-Общие категории товаров </text:p>
      <text:list xml:id="list4136265590905172030" text:style-name="L1">
        <text:list-item>
          <text:list>
            <text:list-item>
              <text:list>
                <text:list-header>
                  <text:p text:style-name="P6">-Электронные аксессуары</text:p>
                  <text:p text:style-name="P6">-Модные аксессуары</text:p>
                  <text:p text:style-name="P6">-Продукты питания и напитки</text:p>
                  <text:p text:style-name="P6">-Здоровье и красота</text:p>
                  <text:p text:style-name="P6">-Дом и стиль жизни</text:p>
                  <text:p text:style-name="P6">-Спорт и путешествия</text:p>
                </text:list-header>
              </text:list>
            </text:list-item>
          </text:list>
        </text:list-item>
      </text:list>
      <text:p text:style-name="Standard"><text:span text:style-name="T4"><text:tab/>Цена за единицу:</text:span> Цена каждого продукта в долларах США.</text:p>
      <text:p text:style-name="Standard"/>
      <text:p text:style-name="Standard"><text:span text:style-name="T4"><text:tab/>Количество:</text:span> Количество продуктов, приобретенных клиентом.</text:p>
      <text:p text:style-name="Standard"/>
      <text:p text:style-name="Standard"><text:span text:style-name="T4"><text:tab/>Налог:</text:span> налоговый сбор в размере 5% при покупке клиентом.</text:p>
      <text:p text:style-name="Standard"/>
      <text:p text:style-name="Standard"><text:span text:style-name="T2"><text:tab/>Итого:</text:span> Общая стоимость, включая налоги.</text:p>
      <text:p text:style-name="Standard"/>
      <text:p text:style-name="Standard"><text:span text:style-name="T4"><text:tab/>Дата:</text:span> Дата покупки (запись доступна с января 2019 года по март 2019 года).</text:p>
      <text:p text:style-name="Standard"/>
      <text:p text:style-name="Standard"><text:span text:style-name="T4"><text:tab/>Время:</text:span> Время покупки (с 10 утра до 9 вечера).</text:p>
      <text:p text:style-name="Standard"><text:span text:style-name="T4"/></text:p>
      <text:p text:style-name="Standard"><text:span text:style-name="T4"><text:tab/>Оплата:</text:span> Платеж, используемый клиентом для совершения покупки (доступны 3 способа – наличные, кредитная карта и электронный кошелек).</text:p>
      <text:p text:style-name="Standard"/>
      <text:p text:style-name="Standard"><text:tab/><text:span text:style-name="T4">COGS:</text:span> Стоимость проданных товаров.</text:p>
      <text:p text:style-name="Standard"/>
      <text:p text:style-name="Standard"><text:tab/><text:span text:style-name="T4">Процент валовой прибыли:</text:span> Процент валовой прибыли от продажи.</text:p>
      <text:p text:style-name="Standard"><text:span text:style-name="T4"/></text:p>
      <text:p text:style-name="Standard"><text:span text:style-name="T4"><text:tab/>Валовой доход:</text:span> Валовой доход.</text:p>
      <text:p text:style-name="Standard"/>
      <text:p text:style-name="Standard"><text:span text:style-name="T4"><text:tab/>Рейтинг:</text:span> Оценка стратификации покупателей по их общему впечатлению от покупок (по шкале от 1 до 10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0.4cm" style:page-number="auto"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ихаил Мокров</meta:initial-creator>
    <meta:creation-date>2024-11-14T23:52:13.08</meta:creation-date>
    <meta:document-statistic meta:table-count="0" meta:image-count="0" meta:object-count="0" meta:page-count="1" meta:paragraph-count="28" meta:word-count="227" meta:character-count="1680"/>
    <dc:date>2024-11-15T00:21:12.51</dc:date>
    <dc:creator>Михаил Мокров</dc:creator>
    <meta:editing-duration>PT13M48S</meta:editing-duration>
    <meta:editing-cycles>1</meta:editing-cycles>
    <meta:generator>OpenOffice/4.1.14$Win32 OpenOffice.org_project/4114m1$Build-9811</meta:generator>
  </office:meta>
</office:document-meta>
</file>